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table:formula="of:=COUNT([.H1:.H12])+11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formula="of:=[.F1]-[.H14]" office:value-type="float" office:value="7414" calcext:value-type="float">
            <text:p>7414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A1:.A110])" office:value-type="float" office:value="7294" calcext:value-type="float">
            <text:p>7294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убрали</text:p>
          </table:table-cell>
          <table:table-cell table:formula="of:=[.A110]" office:value-type="float" office:value="123" calcext:value-type="float">
            <text:p>123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свободные</text:p>
          </table:table-cell>
          <table:table-cell table:formula="of:=[.F2]-[.F4]" office:value-type="float" office:value="120" calcext:value-type="float">
            <text:p>120</text:p>
          </table:table-cell>
          <table:table-cell table:formula="of:=[.F6]+[.E7]" office:value-type="float" office:value="243" calcext:value-type="float">
            <text:p>243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добавили</text:p>
          </table:table-cell>
          <table:table-cell table:formula="of:=[.A228]" office:value-type="float" office:value="242" calcext:value-type="float">
            <text:p>242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table:style-name="ce1" table:formula="of:=[.H14]+[.F4]-[.F6]+[.A228]" office:value-type="float" office:value="9999" calcext:value-type="float">
            <text:p>9999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table:formula="of:=SUM([.H1:.H12])"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22:20:04.865000000</meta:creation-date>
    <dc:date>2022-06-12T22:50:47.206000000</dc:date>
    <meta:editing-duration>PT22S</meta:editing-duration>
    <meta:editing-cycles>1</meta:editing-cycles>
    <meta:document-statistic meta:table-count="1" meta:cell-count="1015" meta:object-count="0"/>
    <meta:generator>LibreOffice/7.3.2.2$Windows_X86_64 LibreOffice_project/49f2b1bff42cfccbd8f788c8dc32c1c309559be0</meta:generator>
  </office:meta>
</office:document-meta>
</file>